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5.8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pr1" style:family="presentation" style:parent-style-name="Default-title">
      <style:graphic-properties fo:min-height="16.1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fo:min-height="3.008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title">
      <style:graphic-properties fo:min-height="3.874cm"/>
    </style:style>
    <style:style style:name="pr7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3333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style:use-window-font-color="true"/>
    </style:style>
    <style:style style:name="P18" style:family="paragraph">
      <style:paragraph-properties fo:margin-left="0cm" fo:margin-right="0cm" style:line-height-at-least="0.353cm" fo:text-align="end" fo:text-indent="0cm" style:writing-mode="rl-tb"/>
    </style:style>
    <style:style style:name="P19" style:family="paragraph">
      <style:paragraph-properties fo:margin-left="0cm" fo:margin-right="0cm" style:line-height-at-least="0.353cm" fo:text-align="center" fo:text-indent="0cm" style:writing-mode="rl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1" style:family="paragraph">
      <style:paragraph-properties fo:margin-left="1.27cm" fo:margin-right="0cm" style:line-height-at-least="0.353cm" fo:text-align="end" fo:text-indent="-0.635cm" style:writing-mode="rl-tb"/>
    </style:style>
    <style:style style:name="P22" style:family="paragraph">
      <style:paragraph-properties fo:margin-left="1.27cm" fo:margin-right="0cm" fo:text-align="end" fo:text-indent="-0.635cm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24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25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use-window-font-color="true" fo:font-size="36pt" style:font-size-asian="36pt" style:font-name-complex="Liberation Sans4" style:font-size-complex="36pt"/>
    </style:style>
    <style:style style:name="T6" style:family="text">
      <style:text-properties fo:color="#cc00cc" fo:font-size="36pt" style:font-size-asian="36pt" style:font-name-complex="Liberation Sans4" style:font-size-complex="36pt"/>
    </style:style>
    <style:style style:name="T7" style:family="text">
      <style:text-properties fo:color="#c9211e" fo:font-size="36pt" style:font-size-asian="36pt" style:font-name-complex="Liberation Sans4" style:font-size-complex="36pt"/>
    </style:style>
    <style:style style:name="T8" style:family="text">
      <style:text-properties fo:color="#006600" fo:font-size="36pt" style:font-size-asian="36pt" style:font-name-complex="Liberation Sans4" style:font-size-complex="36pt"/>
    </style:style>
    <style:style style:name="T9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10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2" style:family="text">
      <style:text-properties fo:color="#ff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" style:family="text">
      <style:text-properties fo:color="#ff00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4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5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8" style:family="text">
      <style:text-properties fo:color="#cc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cc00cc" style:font-name="Liberation Sans4" fo:font-size="36pt" style:font-size-asian="36pt" style:font-name-complex="Liberation Sans4" style:font-size-complex="36pt"/>
    </style:style>
    <style:style style:name="T20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2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23" style:family="text">
      <style:text-properties fo:color="#00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4" style:family="text">
      <style:text-properties fo:color="#cc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5" style:family="text">
      <style:text-properties fo:color="#3465a4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6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27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8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9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0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1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4" style:family="text">
      <style:text-properties fo:color="#00cc00" fo:font-size="32pt" style:font-size-asian="32pt" style:font-size-complex="32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color="#9900ff" fo:font-size="32pt" style:font-size-asian="32pt" style:font-size-complex="32pt"/>
    </style:style>
    <style:style style:name="T37" style:family="text">
      <style:text-properties fo:color="#3333ff"/>
    </style:style>
    <style:style style:name="T38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39" style:family="text">
      <style:text-properties style:use-window-font-color="true" style:font-name="Liberation Sans4" fo:font-size="36pt" style:font-size-asian="36pt" style:font-name-complex="Liberation Sans4" style:font-size-complex="36pt" style:font-style-complex="italic"/>
    </style:style>
    <style:style style:name="T40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41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42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43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44" style:family="text">
      <style:text-properties style:use-window-font-color="true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50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1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2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4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5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6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0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2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3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4" style:family="text">
      <style:text-properties fo:color="#0000ff" style:font-name="Times New Roman" fo:font-size="36pt" fo:font-style="italic" fo:font-weight="normal" style:font-name-asian="Liberation Sans8" style:font-size-asian="36pt" style:font-style-asian="italic" style:font-weight-asian="normal" style:font-name-complex="Liberation Sans8" style:font-size-complex="36pt" style:font-style-complex="italic" style:font-weight-complex="normal"/>
    </style:style>
    <style:style style:name="T65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6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8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9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1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2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color="#00cc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4" style:family="text">
      <style:text-properties fo:color="#00cc00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5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6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8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79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0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9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92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93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94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5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6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00" style:family="text">
      <style:text-properties fo:color="#cc00cc" style:font-name="Liberation Sans4" style:font-name-complex="Liberation Sans4"/>
    </style:style>
    <style:style style:name="T101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02" style:family="text">
      <style:text-properties fo:color="#ff0000" style:font-name="Liberation Sans4" style:font-name-complex="Liberation Sans4"/>
    </style:style>
    <style:style style:name="T103" style:family="text">
      <style:text-properties fo:color="#0000cc" style:font-name="Liberation Sans4" style:font-name-complex="Liberation Sans4"/>
    </style:style>
    <style:style style:name="T104" style:family="text">
      <style:text-properties fo:color="#009933" style:font-name="Liberation Sans4" style:font-name-complex="Liberation Sans4"/>
    </style:style>
    <style:style style:name="T105" style:family="text">
      <style:text-properties style:font-name="Liberation Sans4" fo:font-size="40pt" style:font-size-asian="40pt" style:font-size-complex="40pt"/>
    </style:style>
    <style:style style:name="T106" style:family="text">
      <style:text-properties fo:color="#ff0000" style:font-name="Liberation Sans4" fo:font-size="40pt" style:font-size-asian="40pt" style:font-size-complex="40pt"/>
    </style:style>
    <style:style style:name="T107" style:family="text">
      <style:text-properties fo:color="#00cc00" style:font-name="Liberation Sans4" fo:font-size="40pt" style:font-size-asian="40pt" style:font-size-complex="40pt"/>
    </style:style>
    <style:style style:name="T108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09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171cm" svg:x="1.778cm" svg:y="1.609cm" presentation:class="title" presentation:user-transformed="true">
          <draw:text-box>
            <text:p text:style-name="P1"><text:span text:style-name="T1">עוד אלגוריתמים מגלי-אמת</text:span><text:span text:style-name="T1"><text:line-break/></text:span><text:span text:style-name="T1"><text:line-break/></text:span><text:span text:style-name="T1">More Truthful Algorithms</text:span><text:span text:style-name="T2"><text:line-break/></text:span><text:span text:style-name="T3"><text:line-break/></text:span><text:span text:style-name="T4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7.601cm" svg:x="0.578cm" svg:y="2.973cm" presentation:class="outline" presentation:user-transformed="true">
          <draw:text-box>
            <text:list text:style-name="L2">
              <text:list-item>
                <text:p text:style-name="P4"><text:span text:style-name="T5">נתון תרמיל המסוגל לשאת עד </text:span><text:span text:style-name="T5">100</text:span><text:span text:style-name="T5"> ק"ג </text:span><text:span text:style-name="T5"><text:line-break/></text:span><text:span text:style-name="T6">(= </text:span><text:span text:style-name="T6">100</text:span><text:span text:style-name="T6"> שניות המיועדות לפירסום).</text:span></text:p>
              </text:list-item>
              <text:list-item>
                <text:p text:style-name="P4"><text:span text:style-name="T5">נתונים חפצים עם משקלים שונים וערכים שונים</text:span><text:span text:style-name="T5"><text:line-break/></text:span><text:span text:style-name="T6">(= לכל מפרסם יש מודעה באורך אחר וערך אחר).</text:span></text:p>
              </text:list-item>
              <text:list-item>
                <text:p text:style-name="P4"><text:span text:style-name="T5">צריך למלא את התרמיל בחפצים במשקל כולל עד </text:span><text:span text:style-name="T5">100</text:span><text:span text:style-name="T5">, כך שסכום הערכים גבוה ככל האפשר</text:span><text:span text:style-name="T5"><text:line-break/></text:span><text:span text:style-name="T6">(= צריך למלא את הזמן בפרסומות באורך כולל עד </text:span><text:span text:style-name="T6">100</text:span><text:span text:style-name="T6">, כך שסכום הערכים גבוה ככל האפשר).</text:span></text:p>
              </text:list-item>
              <text:list-item>
                <text:p text:style-name="P4"><text:span text:style-name="T7">הבעיה היא </text:span><text:span text:style-name="T7">NP</text:span><text:span text:style-name="T7">-קשה, </text:span><text:span text:style-name="T7"><text:line-break/></text:span><text:span text:style-name="T8">אבל יש לה אלגוריתמי-קירוב טובים.</text:span></text:p>
              </text:list-item>
            </text:list>
          </draw:text-box>
        </draw:frame>
        <draw:frame presentation:style-name="pr4" draw:text-style-name="P6" draw:layer="layout" svg:width="28cm" svg:height="3.008cm" svg:x="0cm" svg:y="-0.035cm" presentation:class="title" presentation:user-transformed="true">
          <draw:text-box>
            <text:p text:style-name="P1"><text:span text:style-name="T9">בעיית התרמיל (</text:span><text:span text:style-name="T9">knapsack</text:span><text:span text:style-name="T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2" draw:text-style-name="P9" draw:layer="layout" svg:width="27.492cm" svg:height="16.051cm" svg:x="0.508cm" svg:y="3.743cm">
          <draw:text-box>
            <text:p xml:id="id1" text:id="id1" text:style-name="P4"><text:span text:style-name="T10">אלגוריתם חמדני א</text:span><text:span text:style-name="T11">:</text:span><text:span text:style-name="T11"><text:line-break/></text:span><text:span text:style-name="T11"/></text:p>
            <text:list text:style-name="L1">
              <text:list-item>
                <text:p xml:id="id2" text:id="id2" text:style-name="P4"><text:span text:style-name="T11">סדר את החפצים בסדר יורד של הערך.</text:span></text:p>
              </text:list-item>
              <text:list-item>
                <text:p xml:id="id3" text:id="id3" text:style-name="P4"><text:span text:style-name="T11">בחר חפצים לפי הסדר עד שהתרמיל מתמלא.</text:span></text:p>
              </text:list-item>
            </text:list>
            <text:p xml:id="id4" text:id="id4" text:style-name="P4"><text:span text:style-name="T12"/></text:p>
            <text:p xml:id="id5" text:id="id5" text:style-name="P4"><text:span text:style-name="T12">הקירוב עלול להיות גרוע</text:span><text:span text:style-name="T13"> (גודל התרמיל = </text:span><text:span text:style-name="T13">100</text:span><text:span text:style-name="T13">)</text:span><text:span text:style-name="T14">: </text:span></text:p>
            <text:p xml:id="id6" text:id="id6" text:style-name="P8"><text:span text:style-name="T15">$100/100k</text:span><text:span text:style-name="T14">, $20/2k, $20/2k, $20/2k … </text:span></text:p>
            <text:p text:style-name="P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3" draw:text-style-name="P9" draw:layer="layout" svg:width="27.492cm" svg:height="16.051cm" svg:x="0.508cm" svg:y="3.743cm">
          <draw:text-box>
            <text:p text:style-name="P4"><text:span text:style-name="T16">אלגוריתם חמדני ב</text:span><text:span text:style-name="T17">:</text:span></text:p>
            <text:p text:style-name="P4"><text:span text:style-name="T17"/></text:p>
            <text:list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 text:style-name="P4"><text:span text:style-name="T12"/></text:p>
            <text:p text:style-name="P4"><text:span text:style-name="T12">הקירוב עלול להיות גרוע</text:span><text:span text:style-name="T14">: </text:span></text:p>
            <text:p text:style-name="P8"><text:span text:style-name="T15">$3/2k</text:span><text:span text:style-name="T14">, $100/100k.</text:span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text:style-name="P4"><text:span text:style-name="T18">אלגוריתם א+ב</text:span><text:span text:style-name="T19">: הפעל את שני האלגוריתמים החמדניים. בחר את התוצאה עם הסכום הגבוה.</text:span><text:span text:style-name="T19"><text:line-break/></text:span><text:span text:style-name="T19"/></text:p>
            <text:p text:style-name="P4"><text:span text:style-name="T16">משפט</text:span><text:span text:style-name="T17">: אלגוריתם א+ב נותן קירוב </text:span><text:span text:style-name="T17">1/2</text:span><text:span text:style-name="T17">.</text:span><text:span text:style-name="T17"><text:line-break/></text:span><text:span text:style-name="T17"/></text:p>
            <text:p text:style-name="P4"><text:span text:style-name="T20">הוכחה</text:span><text:span text:style-name="T21">: נניח שאלגוריתם ב נתקע אחרי </text:span><text:span text:style-name="T21">k</text:span><text:span text:style-name="T21"> חפצים.</text:span><text:span text:style-name="T21"><text:line-break/></text:span><text:span text:style-name="T21">עם החפץ ה-</text:span><text:span text:style-name="T21">k+1</text:span><text:span text:style-name="T21"> – הסכום הוא מקסימלי++.</text:span></text:p>
            <text:p text:style-name="P4"><text:span text:style-name="T21">הסכום של אלגוריתם א הוא לפחות החפץ ה-</text:span><text:span text:style-name="T21">k+1</text:span><text:span text:style-name="T21">.</text:span></text:p>
            <text:p text:style-name="P4"><text:span text:style-name="T21"><text:s text:c="2"/>--&gt; <text:s/>הסכום של אלגוריתמים א+ב <text:s/></text:span><text:span text:style-name="T22">מקסימלי++.</text:span></text:p>
            <text:p text:style-name="P4"><text:span text:style-name="T22"><text:s text:c="2"/>--&gt; <text:s/>הסכום של א </text:span><text:span text:style-name="T23">או</text:span><text:span text:style-name="T22"> ב הוא מקסימלי++ \ </text:span><text:span text:style-name="T22">2</text:span><text:span text:style-name="T22">. <text:s text:c="2"/></text:span></text:p>
            <text:p text:style-name="P4"><text:span text:style-name="T22"><text:line-break/></text:span><text:span text:style-name="T22"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מכרז ויקרי-קלארק-גרובס ל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text:style-name="P4"><text:span text:style-name="T24">אלגוריתם א+ב</text:span><text:span text:style-name="T18"> לא אמיתי</text:span><text:span text:style-name="T24">, גם עם תשלומי </text:span><text:span text:style-name="T24">VCG</text:span><text:span text:style-name="T24">.</text:span></text:p>
            <text:p text:style-name="P4"><text:span text:style-name="T22"><text:s text:c="3"/></text:span></text:p>
            <text:p text:style-name="P4"><text:span text:style-name="T12">דוגמה</text:span><text:span text:style-name="T14">: </text:span></text:p>
            <text:p text:style-name="P8"><text:span text:style-name="T15">$54/52k</text:span><text:span text:style-name="T14">, $52/51k, $49/49k.</text:span></text:p>
            <text:p text:style-name="P4"><text:span text:style-name="T14">הראשון יזכה וישלם </text:span><text:span text:style-name="T14">$101</text:span><text:span text:style-name="T14"> – יותר מהערך שלו!</text:span></text:p>
            <text:p text:style-name="P4"><text:span text:style-name="T14"/></text:p>
            <text:p text:style-name="P4"><text:span text:style-name="T25">איפה ההוכחה "נופלת"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מכרז מיירסון (</text:span><text:span text:style-name="T26">Myerson</text:span><text:span text:style-name="T26">)</text:span></text:p>
          </draw:text-box>
        </draw:frame>
        <draw:frame draw:style-name="gr5" draw:text-style-name="P11" draw:layer="layout" svg:width="27.686cm" svg:height="17.315cm" svg:x="0cm" svg:y="2.794cm">
          <draw:text-box>
            <text:p text:style-name="P4"><text:span text:style-name="T27">נתונים</text:span><text:span text:style-name="T21">:</text:span></text:p>
            <text:list text:style-name="L1">
              <text:list-item>
                <text:p text:style-name="P4"><text:span text:style-name="T21">כלל-בחירה הקובע לכל שחקן אם נבחר או לא:</text:span></text:p>
                <text:list>
                  <text:list-item>
                    <text:list>
                      <text:list-item>
                        <text:p text:style-name="P4"><text:span text:style-name="T28">"בחר את השלושה עם הערכים הגבוהים"</text:span><text:span text:style-name="T28"><text:tab/></text:span></text:p>
                      </text:list-item>
                      <text:list-item>
                        <text:p text:style-name="P4"><text:span text:style-name="T28">"בחר את המסלול הזול ביותר"</text:span></text:p>
                      </text:list-item>
                      <text:list-item>
                        <text:p text:style-name="P4"><text:span text:style-name="T28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1">לכל משתתף יש </text:span><text:span text:style-name="T29">ערך ל”היבחרות”.</text:span></text:p>
              </text:list-item>
            </text:list>
            <text:p text:style-name="P4"><text:span text:style-name="T29"/></text:p>
            <text:p text:style-name="P4"><text:span text:style-name="T30">דרוש</text:span><text:span text:style-name="T31">: כלל-תשלום</text:span><text:span text:style-name="T32">,</text:span><text:span text:style-name="T32"><text:line-break/></text:span><text:span text:style-name="T32"> <text:s text:c="9"/>שאיתו המכרז יהיה אמיתי.</text:span></text:p>
            <text:p text:style-name="P4"><text:span text:style-name="T31"/></text:p>
            <text:p text:style-name="P4"><text:span text:style-name="T33">האם לכל כלל-בחירה קיים</text:span><text:span text:style-name="T33"><text:line-break/></text:span><text:span text:style-name="T33"> <text:s text:c="9"/>כלל-תשלום אמיתי?</text:span></text:p>
          </draw:text-box>
        </draw:frame>
        <draw:custom-shape draw:style-name="gr6" draw:text-style-name="P13" draw:layer="layout" svg:width="9.652cm" svg:height="11.547cm" svg:x="0cm" svg:y="9.281cm">
          <text:p text:style-name="P12"><text:span text:style-name="T34"><text:s text:c="8"/>כלל-בחירה-</text:span><text:span text:style-name="T34"><text:line-break/></text:span><text:span text:style-name="T34">נתון</text:span></text:p>
          <text:p text:style-name="P12"><text:span text:style-name="T35"/></text:p>
          <text:p text:style-name="P12"><text:span text:style-name="T36"><text:s text:c="5"/>כלל-תשלום-</text:span></text:p>
          <text:p text:style-name="P12"><text:span text:style-name="T36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7.366cm" svg:y1="15.494cm" svg:x2="0cm" svg:y2="15.24cm">
          <text:p/>
        </draw:line>
        <draw:frame draw:style-name="gr8" draw:text-style-name="P15" draw:layer="layout" svg:width="1.27cm" svg:height="6.823cm" svg:x="7.874cm" svg:y="11.684cm">
          <draw:text-box>
            <text:p><text:span text:style-name="T37">מכרז</text:span></text:p>
          </draw:text-box>
        </draw:frame>
        <draw:line draw:style-name="gr7" draw:text-style-name="P14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כלל-בחירה מונוטוני</text:span></text:p>
          </draw:text-box>
        </draw:frame>
        <draw:frame draw:style-name="gr9" draw:text-style-name="P9" draw:layer="layout" svg:width="27.432cm" svg:height="17.323cm" svg:x="0.295cm" svg:y="3.564cm">
          <draw:text-box>
            <text:p xml:id="id7" text:id="id7" text:style-name="P4"><text:span text:style-name="T38">הגדרה</text:span><text:span text:style-name="T21">: כלל-בחירה נקרא </text:span><text:span text:style-name="T39">מונוטוני </text:span><text:span text:style-name="T21">אם, עבור כל שחקן </text:span><text:span text:style-name="T40">i</text:span><text:span text:style-name="T41">, הכלל הוא פונקציה מונוטונית</text:span><text:span text:style-name="T21">-עולה של</text:span><text:span text:style-name="T42"> </text:span><text:span text:style-name="T43">v</text:span><text:span text:style-name="T44">i</text:span><text:span text:style-name="T41">.</text:span></text:p>
            <text:list text:style-name="L1">
              <text:list-item>
                <text:p xml:id="id8" text:id="id8" text:style-name="P4"><text:span text:style-name="T45">כלל-בחירה </text:span><text:span text:style-name="T46">בינארי</text:span><text:span text:style-name="T47"> הוא</text:span><text:span text:style-name="T45"> מונוטוני אם </text:span><text:span text:style-name="T48">עבור כל שחקן </text:span><text:span text:style-name="T40">i</text:span><text:span text:style-name="T49">, אם הוא נבחר </text:span><text:span text:style-name="T41">כשהערך שלו </text:span><text:span text:style-name="T50">x</text:span><text:span text:style-name="T41">, אז הוא נבחר גם כשהערך שלו הוא כל מספר הגדול מ</text:span><text:span text:style-name="T21">-</text:span><text:span text:style-name="T20">x</text:span><text:span text:style-name="T21">.</text:span></text:p>
              </text:list-item>
            </text:list>
            <text:p xml:id="id9" text:id="id9" text:style-name="P4"><text:span text:style-name="T51">דוגמאות לכללים מונוטוניים:</text:span></text:p>
            <text:list text:continue-numbering="true" text:style-name="L1">
              <text:list-item>
                <text:p xml:id="id10" text:id="id10" text:style-name="P4"><text:span text:style-name="T51">בחר את </text:span><text:span text:style-name="T51">3</text:span><text:span text:style-name="T51"> הערכים הגדולים ביותר.</text:span></text:p>
              </text:list-item>
              <text:list-item>
                <text:p xml:id="id11" text:id="id11" text:style-name="P4"><text:span text:style-name="T51">בחר את הערך הגדול ביותר, בתנאי שהוא מעל </text:span><text:span text:style-name="T51">10</text:span><text:span text:style-name="T51">.</text:span></text:p>
              </text:list-item>
              <text:list-item>
                <text:p xml:id="id12" text:id="id12" text:style-name="P4"><text:span text:style-name="T51">בחר בעזרת אלגוריתם חמדני א / ב / א+ב.</text:span></text:p>
              </text:list-item>
            </text:list>
            <text:p xml:id="id13" text:id="id13" text:style-name="P4"><text:span text:style-name="T52">דוגמאות לכללים לא מונוטוניים:</text:span></text:p>
            <text:list text:continue-numbering="true" text:style-name="L1">
              <text:list-item>
                <text:p xml:id="id14" text:id="id14" text:style-name="P4"><text:span text:style-name="T52">בחר את הערך השני מלמעלה.</text:span></text:p>
              </text:list-item>
              <text:list-item>
                <text:p xml:id="id15" text:id="id15" text:style-name="P4"><text:span text:style-name="T52">בחר את הערך הגדול ביותר, אם הוא מתחת ל-</text:span><text:span text:style-name="T52">7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26">משפט מיירסון</text:span></text:p>
          </draw:text-box>
        </draw:frame>
        <draw:frame draw:style-name="gr10" draw:text-style-name="P9" draw:layer="layout" svg:width="27.432cm" svg:height="14.471cm" svg:x="0.295cm" svg:y="3.564cm">
          <draw:text-box>
            <text:p text:style-name="P4"><text:span text:style-name="T27">משפט מיירסון</text:span><text:span text:style-name="T29">: <text:s/></text:span><text:span text:style-name="T45">מונוטוניות היא תנאי הכרחי ומספיק לאמיתיות. <text:s text:c="3"/>כלומר:</text:span></text:p>
            <text:p text:style-name="P4"><text:span text:style-name="T52">(א) לכל כלל-בחירה לא-מונוטוני -</text:span><text:span text:style-name="T52"><text:line-break/></text:span><text:span text:style-name="T52"> <text:s text:c="37"/>אין כלל-תשלום אמיתי.</text:span></text:p>
            <text:p text:style-name="P4"><text:span text:style-name="T51">(ב) לכל כלל-בחירה מונוטוני -</text:span><text:span text:style-name="T51"><text:line-break/></text:span><text:span text:style-name="T51"> <text:s text:c="19"/>קיים כלל-תשלום אמיתי, והוא יחיד.</text:span></text:p>
            <text:p text:style-name="P4"><text:span text:style-name="T52"/></text:p>
            <text:p text:style-name="P4"><text:span text:style-name="T29">בשקפים הבאים: </text:span></text:p>
            <text:list text:style-name="L1">
              <text:list-item>
                <text:p text:style-name="P4"><text:span text:style-name="T29">נוכיח את משפט מיירסון.</text:span></text:p>
              </text:list-item>
              <text:list-item>
                <text:p text:style-name="P4"><text:span text:style-name="T29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</text:span></text:p>
          </draw:text-box>
        </draw:frame>
        <draw:frame draw:style-name="gr11" draw:text-style-name="P11" draw:layer="layout" svg:width="27.432cm" svg:height="16.756cm" svg:x="0.295cm" svg:y="3.564cm">
          <draw:text-box>
            <text:p text:style-name="P4"><text:span text:style-name="T29">סימונים: </text:span></text:p>
            <text:list text:style-name="L1">
              <text:list-item>
                <text:p text:style-name="P4"><text:span text:style-name="T53">כלל-הבחירה – </text:span><text:span text:style-name="T54">c</text:span><text:span text:style-name="T54"> - </text:span><text:span text:style-name="T53">פונקציה המקבלת כקלט את הערכים של כל המשתתפים, ומחזירה וקטור בינארי (</text:span><text:span text:style-name="T55">1</text:span><text:span text:style-name="T55"> = “ברכותיי, נבחרת!”). <text:s text:c="3"/></text:span><text:span text:style-name="T54">c</text:span><text:span text:style-name="T55"> נתון וקבוע.</text:span></text:p>
              </text:list-item>
              <text:list-item>
                <text:p text:style-name="P4"><text:span text:style-name="T56">כלל התשלום – </text:span><text:span text:style-name="T57">p</text:span><text:span text:style-name="T56"> - פונקציה המקבלת כקלט את הערכים של כל המשתתפים, ומחזירה וקטור מספרי של תשלומים. </text:span><text:span text:style-name="T58"><text:s text:c="6"/>את </text:span><text:span text:style-name="T57">p</text:span><text:span text:style-name="T58"> אנחנו מחפשים.</text:span></text:p>
              </text:list-item>
            </text:list>
            <text:p text:style-name="P4"><text:span text:style-name="T5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2" draw:text-style-name="P11" draw:layer="layout" svg:width="28cm" svg:height="17.577cm" svg:x="0cm" svg:y="3.564cm">
          <draw:text-box>
            <text:p text:style-name="P4"><text:span text:style-name="T60">התועלת של משתתף עם ערך </text:span><text:span text:style-name="T61">v</text:span><text:span text:style-name="T60"> שאומר </text:span><text:span text:style-name="T61">x</text:span><text:span text:style-name="T60"> היא:</text:span></text:p>
            <text:p text:style-name="P16"><text:span text:style-name="T62">v*c(x) – p(x)</text:span></text:p>
            <text:p text:style-name="P4"><text:span text:style-name="T63">במכרז אמיתי, חייב להתקיים:</text:span></text:p>
            <text:p text:style-name="P16"><text:span text:style-name="T62">v*c(v) – p(v) <text:s/></text:span><text:span text:style-name="T64">≥</text:span><text:span text:style-name="T62"> <text:s/>v*c(x) - p(x)</text:span></text:p>
            <text:p text:style-name="P4"><text:span text:style-name="T56">התועלת של משתתף עם ערך </text:span><text:span text:style-name="T58">x</text:span><text:span text:style-name="T56"> שאומר </text:span><text:span text:style-name="T58">v</text:span><text:span text:style-name="T56"> היא:</text:span></text:p>
            <text:p text:style-name="P16"><text:span text:style-name="T57">x*c(v) – p(v)</text:span></text:p>
            <text:p text:style-name="P4"><text:span text:style-name="T58">במכרז אמיתי חייב להתקיים:</text:span></text:p>
            <text:p text:style-name="P16"><text:span text:style-name="T57">x*c(x) – p(x) ≥ x*c(v) – p(v)</text:span></text:p>
            <text:p text:style-name="P4"><text:span text:style-name="T65">מחברים את המשוואות ומקבלים:</text:span></text:p>
            <text:p text:style-name="P16"><text:span text:style-name="T66">v*[c(v)–c(x)] <text:s text:c="2"/>≥ <text:s text:c="2"/>p(v)-p(x) <text:s text:c="2"/>≥ <text:s/>x*[c(v) – c(x)]</text:span></text:p>
          </draw:text-box>
        </draw:frame>
        <draw:line draw:style-name="gr13" draw:text-style-name="P17" draw:layer="layout" svg:x1="6.858cm" svg:y1="19.304cm" svg:x2="1.016cm" svg:y2="19.30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67">נתון</text:span><text:span text:style-name="T65">: כלל-בחירה </text:span><text:span text:style-name="T65">c</text:span><text:span text:style-name="T65">. <text:s/></text:span><text:span text:style-name="T67">דרוש</text:span><text:span text:style-name="T65">: כלל-תשלום אמיתי </text:span><text:span text:style-name="T65">p</text:span><text:span text:style-name="T65">: </text:span></text:p>
            <text:p text:style-name="P12"><text:span text:style-name="T68">v[c(v)–c(x)] <text:s text:c="2"/>≥ <text:s text:c="2"/>p(v)-p(x) <text:s text:c="2"/>≥ <text:s/>x[c(v) – c(x)]</text:span></text:p>
            <text:p text:style-name="P4"><text:span text:style-name="T67"/></text:p>
            <text:p text:style-name="P4"><text:span text:style-name="T69">מצב </text:span><text:span text:style-name="T59">א</text:span><text:span text:style-name="T70">: </text:span><text:span text:style-name="T40">c(v)=c(x)</text:span><text:span text:style-name="T71">:</text:span></text:p>
            <text:p text:style-name="P16"><text:span text:style-name="T72">0 <text:s/>≥ <text:s text:c="2"/>p(v)-p(x) <text:s text:c="2"/>≥ <text:s/>0</text:span></text:p>
            <text:p text:style-name="P4"><text:span text:style-name="T70">מכאן: </text:span><text:span text:style-name="T40">p(v)=p(x)</text:span><text:span text:style-name="T71"> - התשלום על בחירה לא תלוי בערך.</text:span></text:p>
            <text:p text:style-name="P4"><text:span text:style-name="T71"/></text:p>
            <text:p text:style-name="P18"><text:span text:style-name="T50">מצב ב</text:span><text:span text:style-name="T70">: </text:span><text:span text:style-name="T40">c(v)&gt;c(x)</text:span><text:span text:style-name="T71">, כלומר</text:span><text:span text:style-name="T70"> </text:span><text:span text:style-name="T40">c(v)=1</text:span><text:span text:style-name="T71"> וגם</text:span><text:span text:style-name="T70"> </text:span><text:span text:style-name="T40">c(x)=0</text:span><text:span text:style-name="T71">:</text:span></text:p>
            <text:p text:style-name="P19"><text:span text:style-name="T68">v <text:s/>≥ <text:s text:c="2"/>p(v)-p(x) <text:s text:c="2"/>≥ <text:s/>x</text:span></text:p>
            <text:p text:style-name="P18"><text:span text:style-name="T71">מכאן: </text:span><text:span text:style-name="T40">v&gt;x</text:span><text:span text:style-name="T71"> –</text:span><text:span text:style-name="T70"> הפונקציה </text:span><text:span text:style-name="T71">c</text:span><text:span text:style-name="T71"> חייבת להיות </text:span><text:span text:style-name="T50">מונוטונית</text:span><text:span text:style-name="T70">.</text:span></text:p>
            <text:p text:style-name="P18"><text:span text:style-name="T73">נשים את </text:span><text:span text:style-name="T73">x</text:span><text:span text:style-name="T73"> קצת מתחת ל"סף" ואת </text:span><text:span text:style-name="T73">v</text:span><text:span text:style-name="T73"> קצת מעל ל"סף", ונקבל: </text:span><text:span text:style-name="T74">p(v)-p(x)</text:span><text:span text:style-name="T56"> חייב להיות שווה לערך הסף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משפט מיירסון – ערך הסף</text:span></text:p>
          </draw:text-box>
        </draw:frame>
        <draw:frame draw:style-name="gr14" draw:text-style-name="P20" draw:layer="layout" svg:width="28cm" svg:height="17.929cm" svg:x="0cm" svg:y="3.048cm">
          <draw:text-box>
            <text:p xml:id="id16" text:id="id16" text:style-name="P4"><text:span text:style-name="T75">ערך הסף </text:span><text:span text:style-name="T76">= הערך שבו הפונקציה </text:span><text:span text:style-name="T76">c</text:span><text:span text:style-name="T76"> </text:span><text:span text:style-name="T76"><text:line-break/></text:span><text:span text:style-name="T76"> <text:s text:c="18"/>מתחלפת מ-</text:span><text:span text:style-name="T76">0</text:span><text:span text:style-name="T76"> ל-</text:span><text:span text:style-name="T76">1</text:span><text:span text:style-name="T76">. </text:span></text:p>
            <text:p text:style-name="P4"><text:span text:style-name="T71"/></text:p>
            <text:p xml:id="id17" text:id="id17" text:style-name="P18"><text:span text:style-name="T70">ערך-הסף יכול להיות שונה משחקן לשחקן. דוגמאות:</text:span></text:p>
            <text:list text:style-name="L1">
              <text:list-item>
                <text:p xml:id="id18" text:id="id18" text:style-name="P21"><text:span text:style-name="T71">אם הכלל הוא </text:span><text:span text:style-name="T70">"בחר את כל הערכים הגדולים מ-</text:span><text:span text:style-name="T70">10</text:span><text:span text:style-name="T71">", </text:span><text:span text:style-name="T70">אז ערך-הסף לכל השחקנים הוא </text:span><text:span text:style-name="T70">10</text:span><text:span text:style-name="T71">.</text:span></text:p>
              </text:list-item>
              <text:list-item>
                <text:p xml:id="id19" text:id="id19" text:style-name="P21"><text:span text:style-name="T71">אם הכלל הוא </text:span><text:span text:style-name="T70">"בחר את הערך הגבוה ביותר", אז ערך-הסף של הנבחר הוא המחיר השני.</text:span></text:p>
              </text:list-item>
              <text:list-item>
                <text:p xml:id="id20" text:id="id20" text:style-name="P21"><text:span text:style-name="T71">א</text:span><text:span text:style-name="T70">ם הכלל הוא "הרץ אלגוריתם חמדני ב", אז ערך-הסף של כל שחקן יהיה תלוי במשקל שלו.</text:span></text:p>
              </text:list-item>
            </text:list>
            <text:p text:style-name="P18"><text:span text:style-name="T7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סיום</text:span></text:p>
          </draw:text-box>
        </draw:frame>
        <draw:frame draw:style-name="gr15" draw:text-style-name="P11" draw:layer="layout" svg:width="28.1cm" svg:height="18.769cm" svg:x="-0.1cm" svg:y="2.519cm">
          <draw:text-box>
            <text:p xml:id="id21" text:id="id21" text:style-name="P18"><text:span text:style-name="T77">מצאנו כלל-תשלום אחד ויחיד המועמד להיות אמיתי:</text:span></text:p>
            <text:list text:style-name="L1">
              <text:list-item>
                <text:p xml:id="id22" text:id="id22" text:style-name="P18"><text:span text:style-name="T77">לכל שחקן </text:span><text:span text:style-name="T78">i</text:span><text:span text:style-name="T77"> יש ערך-סף מסויים </text:span><text:span text:style-name="T78">t</text:span><text:span text:style-name="T79">i</text:span><text:span text:style-name="T77">. נקבע לפי </text:span><text:span text:style-name="T78">c</text:span><text:span text:style-name="T77">.</text:span></text:p>
              </text:list-item>
              <text:list-item>
                <text:p xml:id="id23" text:id="id23" text:style-name="P18"><text:span text:style-name="T80">אם </text:span><text:span text:style-name="T81">v</text:span><text:span text:style-name="T82">i</text:span><text:span text:style-name="T81"> &gt; t</text:span><text:span text:style-name="T82">i</text:span><text:span text:style-name="T80">, אז השחקן נבחר ומשלם </text:span><text:span text:style-name="T78">t</text:span><text:span text:style-name="T79">i</text:span><text:span text:style-name="T77">.</text:span></text:p>
              </text:list-item>
              <text:list-item>
                <text:p xml:id="id24" text:id="id24" text:style-name="P18"><text:span text:style-name="T77">אחרת, השחקן לא נבחר ולא משלם.</text:span><text:span text:style-name="T77"><text:line-break/></text:span><text:span text:style-name="T77"/></text:p>
              </text:list-item>
            </text:list>
            <text:p xml:id="id25" text:id="id25" text:style-name="P4"><text:span text:style-name="T83">הוכחה שכלל-תשלום זה הוא אמיתי:</text:span></text:p>
            <text:list text:continue-numbering="true" text:style-name="L1">
              <text:list-item>
                <text:p xml:id="id26" text:id="id26" text:style-name="P22"><text:span text:style-name="T48">אם נבחרת</text:span><text:span text:style-name="T84"> ותכריז מעל </text:span><text:span text:style-name="T85">t</text:span><text:span text:style-name="T86">i</text:span><text:span text:style-name="T48">, או לא נבחרת</text:span><text:span text:style-name="T87"> ותכריז מתחת ל </text:span><text:span text:style-name="T88">t</text:span><text:span text:style-name="T89">i</text:span><text:span text:style-name="T90"> - כלום לא ישתנה.</text:span><text:span text:style-name="T83"> </text:span></text:p>
              </text:list-item>
              <text:list-item>
                <text:p xml:id="id27" text:id="id27" text:style-name="P22"><text:span text:style-name="T48">אם נבחרת</text:span><text:span text:style-name="T87">, ותכריז מתחת ל-</text:span><text:span text:style-name="T88">t</text:span><text:span text:style-name="T89">i</text:span><text:span text:style-name="T90"> - לא תיבחר, <text:s/>והתועלת שלך תהיה </text:span><text:span text:style-name="T83">0</text:span><text:span text:style-name="T90">, אבל </text:span><text:span text:style-name="T83">קודם התועלת שלך היתה חיובית </text:span><text:span text:style-name="T90">(כי</text:span><text:span text:style-name="T91"> </text:span><text:span text:style-name="T92">v</text:span><text:span text:style-name="T93">i</text:span><text:span text:style-name="T92"> &gt; t</text:span><text:span text:style-name="T94">i</text:span><text:span text:style-name="T90">).</text:span></text:p>
              </text:list-item>
              <text:list-item>
                <text:p xml:id="id28" text:id="id28" text:style-name="P22"><text:span text:style-name="T48">אם לא נבחרת</text:span><text:span text:style-name="T87">, ותכריז מעל </text:span><text:span text:style-name="T85">t</text:span><text:span text:style-name="T86">i</text:span><text:span text:style-name="T48"> - תיבחר ותשלם</text:span><text:span text:style-name="T87"> </text:span><text:span text:style-name="T88">t</text:span><text:span text:style-name="T89">i</text:span><text:span text:style-name="T90">, והתועלת שלך תהיה שלילית</text:span><text:span text:style-name="T83"> </text:span><text:span text:style-name="T90">(כי</text:span><text:span text:style-name="T91"> </text:span><text:span text:style-name="T92">v</text:span><text:span text:style-name="T93">i</text:span><text:span text:style-name="T92"> &lt; t</text:span><text:span text:style-name="T94">i</text:span><text:span text:style-name="T90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6" draw:text-style-name="P9" draw:layer="layout" svg:width="26.416cm" svg:height="18.941cm" svg:x="1.27cm" svg:y="2.395cm">
          <draw:text-box>
            <text:p text:style-name="P4"><text:span text:style-name="T27">הנחה</text:span><text:span text:style-name="T29">: המשקל של כל משתתף ידוע. <text:s text:c="2"/>כל משתתף צריך להגיד רק את הערך שלו.</text:span></text:p>
            <text:p text:style-name="P4"><text:span text:style-name="T10">אלגוריתם חמדני א</text:span><text:span text:style-name="T60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8"><text:span text:style-name="T95">$100/100k</text:span><text:span text:style-name="T96">, <text:s text:c="2"/>$20/2k, <text:s text:c="2"/>$20/2k, <text:s text:c="2"/>$20/2k … </text:span></text:p>
            <text:p text:style-name="P4"><text:span text:style-name="T96">הראשון נבחר ומשלם את ערך הסף שלו - </text:span><text:span text:style-name="T96">$20</text:span><text:span text:style-name="T96">.</text:span></text:p>
            <text:p text:style-name="P4"><text:span text:style-name="T16">אלגוריתם חמדני ב</text:span><text:span text:style-name="T17">:</text:span></text:p>
            <text:list text:continue-numbering="true"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><text:span text:style-name="T97">$20/2k, <text:s text:c="3"/>$5/1k, <text:s text:c="2"/></text:span><text:span text:style-name="T98">$100/100k.</text:span></text:p>
            <text:p text:style-name="P4"><text:span text:style-name="T28">שני הראשונים נבחרים:</text:span><text:span text:style-name="T28"><text:line-break/></text:span><text:span text:style-name="T28"> <text:s text:c="2"/>הראשון משלם </text:span><text:span text:style-name="T28">$2</text:span><text:span text:style-name="T28">, השני משלם </text:span><text:span text:style-name="T28">$1</text:span><text:span text:style-name="T28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7" draw:text-style-name="P23" draw:layer="layout" svg:width="26.416cm" svg:height="14.834cm" svg:x="1.016cm" svg:y="2.54cm">
          <draw:text-box>
            <text:list text:style-name="L1">
              <text:list-item>
                <text:p text:style-name="P4"><text:span text:style-name="T99">אלגוריתם א+ב</text:span><text:span text:style-name="T100">: הפעל את שני האלגוריתמים החמדניים. בחר את התוצאה עם הסכום הגבוה.</text:span></text:p>
              </text:list-item>
            </text:list>
            <text:p text:style-name="P8"><text:span text:style-name="T101">$54/52k</text:span><text:span text:style-name="T102">, $52/51k, $49/49k.</text:span></text:p>
            <text:p text:style-name="P4"><text:span text:style-name="T102">הראשון זוכה ומשלם: <text:s text:c="2"/></text:span><text:span text:style-name="T102">$52</text:span><text:span text:style-name="T102"> * (</text:span><text:span text:style-name="T102">52k/51k</text:span><text:span text:style-name="T102">)</text:span></text:p>
            <text:p text:style-name="P8"><text:span text:style-name="T103">$100/100k, <text:s/>$20/2k, <text:s/>$20/2k.</text:span></text:p>
            <text:p text:style-name="P4"><text:span text:style-name="T103">הראשון זוכה ומשלם </text:span><text:span text:style-name="T103">$40</text:span><text:span text:style-name="T103">. <text:s/></text:span></text:p>
            <text:p text:style-name="P8"><text:span text:style-name="T104">$100/100k, $60/2k, <text:s/>$60/2k.</text:span></text:p>
            <text:p text:style-name="P4"><text:span text:style-name="T104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05">מיירסון</text:span></text:p>
              </table:table-cell>
              <table:table-cell>
                <text:p text:style-name="P24"><text:span text:style-name="T105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4"><text:span text:style-name="T106">אחד</text:span></text:p>
              </table:table-cell>
              <table:table-cell>
                <text:p text:style-name="P24"><text:span text:style-name="T107">הרבה</text:span></text:p>
                <text:p text:style-name="P24"><text:span text:style-name="T108">(למשל:</text:span><text:span text:style-name="T108"><text:line-break/></text:span><text:span text:style-name="T108">בחירת מסעדה)</text:span></text:p>
              </table:table-cell>
              <table:table-cell>
                <text:p text:style-name="P24"><text:span text:style-name="T105">פרמטרים לכל שחקן</text:span></text:p>
              </table:table-cell>
            </table:table-row>
            <table:table-row table:style-name="ro3">
              <table:table-cell table:style-name="ce3">
                <text:p text:style-name="P24"><text:span text:style-name="T107">כל כלל מונוטוני</text:span></text:p>
                <text:p text:style-name="P24"><text:span text:style-name="T109">(למשל:</text:span><text:span text:style-name="T109"><text:line-break/></text:span><text:span text:style-name="T109">קירוב בעיית התרמיל, מיקסום רווח)</text:span></text:p>
              </table:table-cell>
              <table:table-cell table:style-name="ce2">
                <text:p text:style-name="P25"><text:span text:style-name="T106">מיקסום סכום ערכים</text:span></text:p>
              </table:table-cell>
              <table:table-cell table:style-name="ce1">
                <text:p text:style-name="P24"><text:span text:style-name="T105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26T19:14:36.529193691</dc:date>
    <meta:editing-duration>P5DT12H23M53S</meta:editing-duration>
    <meta:editing-cycles>1192</meta:editing-cycles>
    <meta:generator>LibreOffice/6.2.4.2$Linux_X86_64 LibreOffice_project/20$Build-2</meta:generator>
    <dc:creator>Erel Segal-Halevi</dc:creator>
    <meta:document-statistic meta:object-count="181"/>
  </office:meta>
</office:document-meta>
</file>